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700000066BDBC21713910D441.png" manifest:media-type="image/png"/>
  <manifest:file-entry manifest:full-path="Pictures/1000000000000157000000661EEED0EE9351BF25.pdf" manifest:media-type="application/pdf"/>
  <manifest:file-entry manifest:full-path="Pictures/100002010000011B000000942EC63815FD7EECF8.png" manifest:media-type="image/png"/>
  <manifest:file-entry manifest:full-path="Pictures/1000000000000319000000F85428A8339BFAC81C.png" manifest:media-type="image/png"/>
  <manifest:file-entry manifest:full-path="Pictures/1000B691000011AC00001231ADEA27B95579FAB5.svg" manifest:media-type="image/svg+xml"/>
  <manifest:file-entry manifest:full-path="Pictures/10004D1100001D4C00000F446A156D1FDB37A786.svg" manifest:media-type="image/svg+xml"/>
  <manifest:file-entry manifest:full-path="Pictures/1000000000000319000000F8ED355585D8730830.pdf" manifest:media-type="application/pdf"/>
  <manifest:file-entry manifest:full-path="Pictures/10000201000000AB000000B015CDF871D1CAB5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21.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2cm" svg:height="4.8cm" svg:x="0.8cm" svg:y="0.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607cm" svg:height="2.4cm" svg:x="17.166cm" svg:y="1.2cm">
            <draw:image xlink:href="Pictures/10004D1100001D4C00000F446A156D1FDB37A786.svg" xlink:type="simple" xlink:show="embed" xlink:actuate="onLoad">
              <text:p/>
            </draw:image>
            <draw:image xlink:href="Pictures/100002010000011B000000942EC63815FD7EECF8.png" xlink:type="simple" xlink:show="embed" xlink:actuate="onLoad"/>
          </draw:frame>
          <draw:frame draw:style-name="gr2" draw:text-style-name="P2" draw:layer="layout" svg:width="5.8cm" svg:height="1.814cm" svg:x="11cm" svg:y="1cm">
            <draw:image xlink:href="Pictures/1000000000000319000000F8ED355585D8730830.pdf" xlink:type="simple" xlink:show="embed" xlink:actuate="onLoad">
              <text:p/>
            </draw:image>
            <draw:image xlink:href="Pictures/1000000000000319000000F85428A8339BFAC81C.png" xlink:type="simple" xlink:show="embed" xlink:actuate="onLoad"/>
          </draw:frame>
          <draw:frame draw:style-name="gr2" draw:text-style-name="P2" draw:layer="layout" svg:width="4.523cm" svg:height="4.656cm" svg:x="0.977cm" svg:y="0.6cm">
            <draw:image xlink:href="Pictures/1000B691000011AC00001231ADEA27B95579FAB5.svg" xlink:type="simple" xlink:show="embed" xlink:actuate="onLoad">
              <text:p/>
            </draw:image>
            <draw:image xlink:href="Pictures/10000201000000AB000000B015CDF871D1CAB5A1.png" xlink:type="simple" xlink:show="embed" xlink:actuate="onLoad"/>
          </draw:frame>
          <draw:frame draw:style-name="gr2" draw:text-style-name="P2" draw:layer="layout" svg:width="5.3cm" svg:height="1.576cm" svg:x="5.3cm" svg:y="1.138cm">
            <draw:image xlink:href="Pictures/1000000000000157000000661EEED0EE9351BF25.pdf" xlink:type="simple" xlink:show="embed" xlink:actuate="onLoad">
              <text:p/>
            </draw:image>
            <draw:image xlink:href="Pictures/100000000000015700000066BDBC21713910D441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7:11:39.556772733</meta:creation-date>
    <dc:date>2020-05-25T17:24:28.624064485</dc:date>
    <meta:editing-duration>PT21S</meta:editing-duration>
    <meta:editing-cycles>1</meta:editing-cycles>
    <meta:document-statistic meta:object-count="6"/>
    <meta:generator>LibreOffice/6.0.7.3$Linux_X86_64 LibreOffice_project/00m0$Build-3</meta:generator>
  </office:meta>
</office:document-meta>
</file>